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Monaco" svg:font-family="Monaco, Menlo, Consolas, 'Courier New',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2bf8"/>
    </style:style>
    <style:style style:name="P2" style:family="paragraph" style:parent-style-name="Standard">
      <style:text-properties officeooo:paragraph-rsid="000f80b1"/>
    </style:style>
    <style:style style:name="P3" style:family="paragraph" style:parent-style-name="Standard">
      <style:paragraph-properties fo:margin-left="0cm" fo:margin-right="0cm" fo:margin-top="0cm" fo:margin-bottom="0.423cm" loext:contextual-spacing="false" fo:orphans="2" fo:widows="2" fo:text-indent="0cm" style:auto-text-indent="false"/>
    </style:style>
    <style:style style:name="P4" style:family="paragraph" style:parent-style-name="Standard">
      <style:paragraph-properties fo:margin-left="0cm" fo:margin-right="0cm" fo:margin-top="0cm" fo:margin-bottom="0.423cm" loext:contextual-spacing="false" fo:orphans="2" fo:widows="2" fo:text-indent="0cm" style:auto-text-indent="false"/>
      <style:text-properties fo:font-variant="normal" fo:text-transform="none" fo:color="#777777" fo:letter-spacing="normal"/>
    </style:style>
    <style:style style:name="P5" style:family="paragraph" style:parent-style-name="Preformatted_20_Text">
      <style:text-properties fo:font-variant="normal" fo:text-transform="none" fo:color="#000066" style:font-name="monospace" fo:font-size="7.80000019073486pt" fo:letter-spacing="normal" fo:font-style="normal" fo:font-weight="normal" officeooo:paragraph-rsid="000c2bf8"/>
    </style:style>
    <style:style style:name="P6" style:family="paragraph" style:parent-style-name="Preformatted_20_Text">
      <loext:graphic-properties draw:fill="solid" draw:fill-color="#ffffff" draw:opacity="100%"/>
      <style:paragraph-properties fo:margin-left="0cm" fo:margin-right="0cm" fo:margin-top="0cm" fo:margin-bottom="0cm" loext:contextual-spacing="false" style:line-height-at-least="0.275cm" fo:orphans="2" fo:widows="2" fo:text-indent="0cm" style:auto-text-indent="false" fo:background-color="#ffffff" fo:padding="0cm" fo:border="none"/>
      <style:text-properties fo:font-variant="normal" fo:text-transform="none" fo:color="#000066" style:font-name="monospace" fo:font-size="7.80000019073486pt" fo:letter-spacing="normal" fo:font-style="normal" fo:font-weight="normal"/>
    </style:style>
    <style:style style:name="P7" style:family="paragraph" style:parent-style-name="Preformatted_20_Text">
      <loext:graphic-properties draw:fill="solid" draw:fill-color="#ffffff" draw:opacity="100%"/>
      <style:paragraph-properties fo:margin-left="0cm" fo:margin-right="0cm" fo:margin-top="0cm" fo:margin-bottom="0cm" loext:contextual-spacing="false" style:line-height-at-least="0.275cm" fo:orphans="2" fo:widows="2" fo:text-indent="0cm" style:auto-text-indent="false" fo:background-color="#ffffff" fo:padding="0cm" fo:border="none"/>
      <style:text-properties officeooo:paragraph-rsid="000c2bf8"/>
    </style:style>
    <style:style style:name="P8" style:family="paragraph" style:parent-style-name="Preformatted_20_Text">
      <loext:graphic-properties draw:fill="solid" draw:fill-color="#ffffff" draw:opacity="100%"/>
      <style:paragraph-properties fo:margin-left="0cm" fo:margin-right="0cm" fo:margin-top="0cm" fo:margin-bottom="0.423cm" loext:contextual-spacing="false" style:line-height-at-least="0.423cm" fo:orphans="2" fo:widows="2" fo:text-indent="0cm" style:auto-text-indent="false" fo:background-color="#ffffff" fo:padding="0cm" fo:border="none"/>
      <style:text-properties fo:font-variant="normal" fo:text-transform="none" fo:color="#333333" style:font-name="Monaco" fo:font-size="7.80000019073486pt" fo:letter-spacing="normal" fo:font-style="normal" fo:font-weight="normal"/>
    </style:style>
    <style:style style:name="P9" style:family="paragraph" style:parent-style-name="Preformatted_20_Text">
      <loext:graphic-properties draw:fill="solid" draw:fill-color="#ffffff" draw:opacity="100%"/>
      <style:paragraph-properties fo:margin-left="0cm" fo:margin-right="0cm" fo:margin-top="0cm" fo:margin-bottom="0.423cm" loext:contextual-spacing="false" style:line-height-at-least="0.423cm" fo:orphans="2" fo:widows="2" fo:text-indent="0cm" style:auto-text-indent="false" fo:background-color="#ffffff" fo:padding="0cm" fo:border="none"/>
      <style:text-properties fo:font-variant="normal" fo:text-transform="none" fo:color="#333333" style:font-name="Monaco" fo:font-size="7.80000019073486pt" fo:letter-spacing="normal" fo:font-style="normal" fo:font-weight="normal" officeooo:paragraph-rsid="000dcaaa"/>
    </style:style>
    <style:style style:name="P10" style:family="paragraph" style:parent-style-name="Preformatted_20_Text">
      <loext:graphic-properties draw:fill="solid" draw:fill-color="#ffffff" draw:opacity="100%"/>
      <style:paragraph-properties fo:margin-left="0cm" fo:margin-right="0cm" fo:margin-top="0cm" fo:margin-bottom="0.423cm" loext:contextual-spacing="false" style:line-height-at-least="0.423cm" fo:orphans="2" fo:widows="2" fo:text-indent="0cm" style:auto-text-indent="false" fo:background-color="#ffffff" fo:padding="0cm" fo:border="none"/>
      <style:text-properties fo:font-variant="normal" fo:text-transform="none" fo:color="#333333" style:font-name="Monaco" fo:font-size="7.80000019073486pt" fo:letter-spacing="normal" fo:font-style="normal" fo:font-weight="normal" officeooo:rsid="000f80b1" officeooo:paragraph-rsid="000f80b1"/>
    </style:style>
    <style:style style:name="P11" style:family="paragraph" style:parent-style-name="Preformatted_20_Text">
      <loext:graphic-properties draw:fill="solid" draw:fill-color="#ffffff" draw:opacity="100%"/>
      <style:paragraph-properties fo:margin-top="0cm" fo:margin-bottom="0cm" loext:contextual-spacing="false" style:line-height-at-least="0.275cm" fo:orphans="2" fo:widows="2" fo:background-color="#ffffff" fo:padding="0cm" fo:border="none"/>
      <style:text-properties fo:font-variant="normal" fo:text-transform="none" fo:color="#000066" style:font-name="monospace" fo:font-size="7.80000019073486pt" fo:letter-spacing="normal" fo:font-style="normal" fo:font-weight="normal"/>
    </style:style>
    <style:style style:name="P12" style:family="paragraph" style:parent-style-name="Preformatted_20_Text">
      <loext:graphic-properties draw:fill="solid" draw:fill-color="#ffffff" draw:opacity="100%"/>
      <style:paragraph-properties fo:margin-top="0cm" fo:margin-bottom="0cm" loext:contextual-spacing="false" style:line-height-at-least="0.423cm" fo:orphans="2" fo:widows="2" fo:background-color="#ffffff" fo:padding="0cm" fo:border="none"/>
      <style:text-properties fo:font-variant="normal" fo:text-transform="none" fo:color="#000066" fo:letter-spacing="normal"/>
    </style:style>
    <style:style style:name="P13" style:family="paragraph" style:parent-style-name="Preformatted_20_Text">
      <loext:graphic-properties draw:fill="solid" draw:fill-color="#ffffff" draw:opacity="100%"/>
      <style:paragraph-properties fo:margin-top="0cm" fo:margin-bottom="0cm" loext:contextual-spacing="false" style:line-height-at-least="0.275cm" fo:orphans="2" fo:widows="2" fo:background-color="#ffffff" fo:padding="0cm" fo:border="none"/>
      <style:text-properties fo:font-variant="normal" fo:text-transform="none" fo:color="#000066" fo:letter-spacing="normal"/>
    </style:style>
    <style:style style:name="P14" style:family="paragraph" style:parent-style-name="Preformatted_20_Text">
      <loext:graphic-properties draw:fill="solid" draw:fill-color="#ffffff" draw:opacity="100%"/>
      <style:paragraph-properties fo:margin-top="0cm" fo:margin-bottom="0cm" loext:contextual-spacing="false" style:line-height-at-least="0.275cm" fo:orphans="2" fo:widows="2" fo:background-color="#ffffff" fo:padding="0cm" fo:border="none"/>
      <style:text-properties fo:font-variant="normal" fo:text-transform="none" fo:color="#666666" style:font-name="monospace" fo:font-size="7.80000019073486pt" fo:letter-spacing="normal" fo:font-style="italic" fo:font-weight="normal"/>
    </style:style>
    <style:style style:name="P15" style:family="paragraph" style:parent-style-name="Preformatted_20_Text">
      <loext:graphic-properties draw:fill="solid" draw:fill-color="#ffffff" draw:opacity="100%"/>
      <style:paragraph-properties fo:margin-top="0cm" fo:margin-bottom="0cm" loext:contextual-spacing="false" style:line-height-at-least="0.275cm" fo:orphans="2" fo:widows="2" fo:background-color="#ffffff" fo:padding="0cm" fo:border="none"/>
      <style:text-properties fo:font-variant="normal" fo:text-transform="none" fo:color="#009900" style:font-name="monospace" fo:font-size="7.80000019073486pt" fo:letter-spacing="normal" fo:font-style="normal" fo:font-weight="normal"/>
    </style:style>
    <style:style style:name="P16" style:family="paragraph" style:parent-style-name="Preformatted_20_Text">
      <loext:graphic-properties draw:fill="solid" draw:fill-color="#ffffff" draw:opacity="100%"/>
      <style:paragraph-properties fo:margin-top="0cm" fo:margin-bottom="0cm" loext:contextual-spacing="false" style:line-height-at-least="0.275cm" fo:orphans="2" fo:widows="2" fo:background-color="#ffffff" fo:padding="0cm" fo:border="none"/>
    </style:style>
    <style:style style:name="P17" style:family="paragraph" style:parent-style-name="Preformatted_20_Text">
      <loext:graphic-properties draw:fill="solid" draw:fill-color="#ffffff" draw:opacity="100%"/>
      <style:paragraph-properties fo:margin-top="0cm" fo:margin-bottom="0.423cm" loext:contextual-spacing="false" style:line-height-at-least="0.423cm" fo:orphans="2" fo:widows="2" fo:background-color="#ffffff" fo:padding="0cm" fo:border="none"/>
      <style:text-properties fo:font-variant="normal" fo:text-transform="none" fo:color="#333333" style:font-name="Monaco" fo:font-size="7.80000019073486pt" fo:letter-spacing="normal" fo:font-style="normal" fo:font-weight="normal"/>
    </style:style>
    <style:style style:name="T1" style:family="text">
      <style:text-properties fo:font-weight="bold"/>
    </style:style>
    <style:style style:name="T2" style:family="text">
      <style:text-properties fo:color="#000000" fo:font-weight="bold"/>
    </style:style>
    <style:style style:name="T3" style:family="text">
      <style:text-properties fo:color="#000000" style:font-name="monospace" fo:font-size="7.80000019073486pt" fo:font-style="normal" fo:font-weight="bold"/>
    </style:style>
    <style:style style:name="T4" style:family="text">
      <style:text-properties fo:color="#006699"/>
    </style:style>
    <style:style style:name="T5" style:family="text">
      <style:text-properties fo:color="#339933"/>
    </style:style>
    <style:style style:name="T6" style:family="text">
      <style:text-properties fo:color="#339933" style:font-name="monospace" fo:font-size="7.80000019073486pt" fo:font-style="normal" fo:font-weight="normal"/>
    </style:style>
    <style:style style:name="T7" style:family="text">
      <style:text-properties fo:color="#009900"/>
    </style:style>
    <style:style style:name="T8" style:family="text">
      <style:text-properties fo:color="#009900" style:font-name="monospace" fo:font-size="7.80000019073486pt" fo:font-style="normal" fo:font-weight="normal"/>
    </style:style>
    <style:style style:name="T9" style:family="text">
      <style:text-properties style:font-name="monospace" fo:font-size="7.80000019073486pt" fo:font-style="normal" fo:font-weight="bold"/>
    </style:style>
    <style:style style:name="T10" style:family="text">
      <style:text-properties style:font-name="monospace" fo:font-size="7.80000019073486pt" fo:font-style="normal" fo:font-weight="normal"/>
    </style:style>
    <style:style style:name="T11" style:family="text">
      <style:text-properties fo:color="#cc66cc" style:font-name="monospace" fo:font-size="7.80000019073486pt" fo:font-style="normal" fo:font-weight="normal"/>
    </style:style>
    <style:style style:name="T12" style:family="text">
      <style:text-properties fo:color="#006633" style:font-name="monospace" fo:font-size="7.80000019073486pt" fo:font-style="normal" fo:font-weight="normal"/>
    </style:style>
    <style:style style:name="T13" style:family="text">
      <style:text-properties fo:font-variant="normal" fo:text-transform="none" fo:color="#000066" style:font-name="monospace" fo:font-size="7.80000019073486pt" fo:letter-spacing="normal" fo:font-style="normal" fo:font-weight="normal"/>
    </style:style>
    <style:style style:name="T14" style:family="text">
      <style:text-properties fo:font-variant="normal" fo:text-transform="none" fo:color="#000066" style:font-name="monospace" fo:font-size="7.80000019073486pt" fo:letter-spacing="normal" fo:font-style="normal" fo:font-weight="bold"/>
    </style:style>
    <style:style style:name="T15" style:family="text">
      <style:text-properties fo:font-variant="normal" fo:text-transform="none" fo:color="#000066" fo:letter-spacing="normal"/>
    </style:style>
    <style:style style:name="T16" style:family="text">
      <style:text-properties fo:font-variant="normal" fo:text-transform="none" fo:color="#000000" style:font-name="monospace" fo:font-size="7.80000019073486pt" fo:letter-spacing="normal" fo:font-style="normal" fo:font-weight="bold"/>
    </style:style>
    <style:style style:name="T17" style:family="text">
      <style:text-properties fo:font-variant="normal" fo:text-transform="none" fo:color="#000000" style:font-name="monospace" fo:font-size="7.80000019073486pt" fo:letter-spacing="normal" fo:font-style="normal" fo:font-weight="bold" officeooo:rsid="000c2bf8"/>
    </style:style>
    <style:style style:name="T18" style:family="text">
      <style:text-properties fo:font-variant="normal" fo:text-transform="none" fo:color="#009900" style:font-name="monospace" fo:font-size="7.80000019073486pt" fo:letter-spacing="normal" fo:font-style="normal" fo:font-weight="normal"/>
    </style:style>
    <style:style style:name="T19" style:family="text">
      <style:text-properties fo:font-variant="normal" fo:text-transform="none" fo:color="#003399" style:text-line-through-style="none" style:text-line-through-type="none" style:font-name="monospace" fo:font-size="7.80000019073486pt" fo:letter-spacing="normal" fo:font-style="normal" style:text-underline-style="none" fo:font-weight="normal" style:text-blinking="false"/>
    </style:style>
    <style:style style:name="T20" style:family="text">
      <style:text-properties fo:font-variant="normal" fo:text-transform="none" fo:color="#006633" style:font-name="monospace" fo:font-size="7.80000019073486pt" fo:letter-spacing="normal" fo:font-style="normal" fo:font-weight="normal"/>
    </style:style>
    <style:style style:name="T21" style:family="text">
      <style:text-properties fo:font-variant="normal" fo:text-transform="none" fo:color="#339933" style:font-name="monospace" fo:font-size="7.80000019073486pt" fo:letter-spacing="normal" fo:font-style="normal" fo:font-weight="normal"/>
    </style:style>
    <style:style style:name="T22" style:family="text">
      <style:text-properties fo:font-variant="normal" fo:text-transform="none" fo:color="#008000" style:font-name="Helvetica Neue" fo:font-size="8.39999961853027pt" fo:letter-spacing="normal" fo:font-style="normal" fo:font-weight="normal"/>
    </style:style>
    <style:style style:name="T23" style:family="text">
      <style:text-properties fo:font-variant="normal" fo:text-transform="none" fo:color="#777777" style:font-name="Helvetica Neue" fo:font-size="8.39999961853027pt" fo:letter-spacing="normal" fo:font-style="normal" fo:font-weight="normal"/>
    </style:style>
    <style:style style:name="T24" style:family="text">
      <style:text-properties fo:font-variant="normal" fo:text-transform="none" fo:color="#0088cc" style:text-line-through-style="none" style:text-line-through-type="none" style:font-name="Helvetica Neue" fo:font-size="8.39999961853027pt" fo:letter-spacing="normal" fo:font-style="normal" style:text-underline-style="none" fo:font-weight="normal" style:text-blinking="false"/>
    </style:style>
    <style:style style:name="T25" style:family="text">
      <style:text-properties fo:font-variant="normal" fo:text-transform="none" fo:color="#0088cc" style:text-line-through-style="none" style:text-line-through-type="none" style:font-name="Helvetica Neue" fo:font-size="8.39999961853027pt" fo:letter-spacing="normal" fo:font-style="normal" style:text-underline-style="none" fo:font-weight="normal" officeooo:rsid="000dcaaa" style:text-blinking="false"/>
    </style:style>
    <style:style style:name="T26" style:family="text">
      <style:text-properties fo:font-variant="normal" fo:text-transform="none" fo:color="#0088cc" style:text-line-through-style="none" style:text-line-through-type="none" fo:letter-spacing="normal" style:text-underline-style="none" style:text-blinking="false"/>
    </style:style>
    <style:style style:name="T27" style:family="text">
      <style:text-properties fo:font-variant="normal" fo:text-transform="none" fo:color="#cc66cc" style:font-name="monospace" fo:font-size="7.80000019073486pt" fo:letter-spacing="normal" fo:font-style="normal" fo:font-weight="normal"/>
    </style:style>
    <style:style style:name="T28" style:family="text">
      <style:text-properties fo:font-variant="normal" fo:text-transform="none" fo:color="#0000ff" style:font-name="monospace" fo:font-size="7.80000019073486pt" fo:letter-spacing="normal" fo:font-style="normal" fo:font-weight="normal"/>
    </style:style>
    <style:style style:name="T29" style:family="text">
      <style:text-properties style:font-name="Helvetica Neue" fo:font-size="8.39999961853027pt" fo:font-style="normal" fo:font-weight="normal"/>
    </style:style>
    <style:style style:name="T30" style:family="text">
      <style:text-properties officeooo:rsid="000c2bf8"/>
    </style:style>
    <style:style style:name="T31" style:family="text">
      <style:text-properties officeooo:rsid="000f80b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text:p>
      <text:p text:style-name="P7"><text:span text:style-name="T17">1&gt;</text:span><text:span text:style-name="T2">Write a JAVA program to find the volume of the cone by creating a class with appropriate fields and methods like getdata( ) and Volumecompute( ). Your program should take different test input and the corresponding output should be printed</text:span><text:span text:style-name="T17">.</text:span></text:p>
      <text:p text:style-name="P6"><text:span text:style-name="T2"/></text:p>
      <text:p text:style-name="P6"><text:bookmark text:name="source"/><text:span text:style-name="T2">import</text:span> <text:span text:style-name="T4">java.util.*</text:span><text:span text:style-name="T5">;</text:span></text:p>
      <text:section text:style-name="Sect1" text:name="code">
        <text:p text:style-name="P11"><text:span text:style-name="T2">import</text:span> <text:span text:style-name="T4">java.lang.*</text:span><text:span text:style-name="T5">;</text:span></text:p>
        <text:p text:style-name="P11"><text:span text:style-name="T2">import</text:span> <text:span text:style-name="T4">java.io.*</text:span><text:span text:style-name="T5">;</text:span></text:p>
        <text:p text:style-name="P12"> </text:p>
        <text:p text:style-name="P14">/* Name of the class has to be "Main" only if the class is public. */</text:p>
        <text:p text:style-name="P11"><text:span text:style-name="T2">class</text:span> Ideone</text:p>
        <text:p text:style-name="P11"><text:span text:style-name="T7">{</text:span><text:span text:style-name="T2">static</text:span> <text:span text:style-name="T1">int</text:span> r, h<text:span text:style-name="T5">;</text:span></text:p>
        <text:p text:style-name="P13"><text:s text:c="6"/><text:span text:style-name="T3">static</text:span><text:span text:style-name="T10"> </text:span><text:span text:style-name="T9">void</text:span><text:span text:style-name="T10"> getdata</text:span><text:span text:style-name="T8">(</text:span><text:span text:style-name="T9">int</text:span><text:span text:style-name="T10"> a,</text:span><text:span text:style-name="T9">int</text:span><text:span text:style-name="T10"> b</text:span><text:span text:style-name="T8">)</text:span></text:p>
        <text:p text:style-name="P13"><text:s text:c="8"/><text:span text:style-name="T8">{</text:span><text:span text:style-name="T10">r</text:span><text:span text:style-name="T6">=</text:span><text:span text:style-name="T10">a</text:span><text:span text:style-name="T6">;</text:span></text:p>
        <text:p text:style-name="P13"><text:s text:c="3"/><text:span text:style-name="T10">h</text:span><text:span text:style-name="T6">=</text:span><text:span text:style-name="T10">b</text:span><text:span text:style-name="T6">;</text:span></text:p>
        <text:p text:style-name="P13"><text:s text:c="4"/><text:span text:style-name="T8">}</text:span></text:p>
        <text:p text:style-name="P13"><text:s text:c="7"/><text:span text:style-name="T3">static</text:span><text:span text:style-name="T10"> </text:span><text:span text:style-name="T9">float</text:span><text:span text:style-name="T10"> VolumeCompute</text:span><text:span text:style-name="T8">(</text:span><text:span text:style-name="T9">int</text:span><text:span text:style-name="T10"> a,</text:span><text:span text:style-name="T9">int</text:span><text:span text:style-name="T10"> b</text:span><text:span text:style-name="T8">)</text:span></text:p>
        <text:p text:style-name="P13"><text:s/><text:span text:style-name="T8">{</text:span><text:span text:style-name="T3">return</text:span><text:span text:style-name="T10"> </text:span><text:span text:style-name="T8">(</text:span><text:span text:style-name="T9">float</text:span><text:span text:style-name="T8">)(</text:span><text:span text:style-name="T11">3.14</text:span><text:span text:style-name="T10"> </text:span><text:span text:style-name="T6">*</text:span><text:span text:style-name="T10"> a</text:span><text:span text:style-name="T6">*</text:span><text:span text:style-name="T10">a </text:span><text:span text:style-name="T6">*</text:span><text:span text:style-name="T10"> b</text:span><text:span text:style-name="T8">)</text:span><text:span text:style-name="T10"> </text:span><text:span text:style-name="T6">/</text:span><text:span text:style-name="T11">3</text:span><text:span text:style-name="T6">;</text:span></text:p>
        <text:p text:style-name="P12"> </text:p>
        <text:p text:style-name="P13"><text:s text:c="4"/><text:span text:style-name="T8">}</text:span></text:p>
        <text:p text:style-name="P16"><text:span text:style-name="T15"><text:s text:c="7"/></text:span><text:span text:style-name="T16">public</text:span><text:span text:style-name="T13"> </text:span><text:span text:style-name="T16">static</text:span><text:span text:style-name="T13"> </text:span><text:span text:style-name="T14">void</text:span><text:span text:style-name="T13"> main </text:span><text:span text:style-name="T18">(</text:span><text:a xlink:type="simple" xlink:href="http://www.google.com/search?hl=en&amp;q=allinurl%3Adocs.oracle.com+javase+docs+api+string" text:style-name="Internet_20_link" text:visited-style-name="Visited_20_Internet_20_Link"><text:span text:style-name="T19">String</text:span></text:a><text:span text:style-name="T18">[]</text:span><text:span text:style-name="T13"> args</text:span><text:span text:style-name="T18">)</text:span><text:span text:style-name="T13"> </text:span><text:span text:style-name="T16">throws</text:span><text:span text:style-name="T13"> java.</text:span><text:span text:style-name="T20">lang</text:span><text:span text:style-name="T13">.</text:span><text:a xlink:type="simple" xlink:href="http://www.google.com/search?hl=en&amp;q=allinurl%3Adocs.oracle.com+javase+docs+api+exception" text:style-name="Internet_20_link" text:visited-style-name="Visited_20_Internet_20_Link"><text:span text:style-name="T19">Exception</text:span></text:a></text:p>
        <text:p text:style-name="P16"><text:span text:style-name="T15"><text:s text:c="6"/></text:span><text:span text:style-name="T18">{</text:span><text:span text:style-name="T13">Scanner sc</text:span><text:span text:style-name="T21">=</text:span><text:span text:style-name="T16">new</text:span><text:span text:style-name="T13"> Scanner</text:span><text:span text:style-name="T18">(</text:span><text:a xlink:type="simple" xlink:href="http://www.google.com/search?hl=en&amp;q=allinurl%3Adocs.oracle.com+javase+docs+api+system" text:style-name="Internet_20_link" text:visited-style-name="Visited_20_Internet_20_Link"><text:span text:style-name="T19">System</text:span></text:a><text:span text:style-name="T13">.</text:span><text:span text:style-name="T20">in</text:span><text:span text:style-name="T18">)</text:span><text:span text:style-name="T21">;</text:span></text:p>
        <text:p text:style-name="P13"><text:s text:c="5"/><text:span text:style-name="T9">int</text:span><text:span text:style-name="T10"> t</text:span><text:span text:style-name="T6">=</text:span><text:span text:style-name="T10">sc.</text:span><text:span text:style-name="T12">nextInt</text:span><text:span text:style-name="T8">()</text:span><text:span text:style-name="T6">;</text:span></text:p>
        <text:p text:style-name="P13"><text:s text:c="5"/><text:span text:style-name="T3">while</text:span><text:span text:style-name="T8">(</text:span><text:span text:style-name="T10">t</text:span><text:span text:style-name="T6">--&gt;</text:span><text:span text:style-name="T11">0</text:span><text:span text:style-name="T8">)</text:span></text:p>
        <text:p text:style-name="P13"><text:s text:c="4"/><text:span text:style-name="T8">{</text:span><text:span text:style-name="T10">getdata</text:span><text:span text:style-name="T8">(</text:span><text:span text:style-name="T10">sc.</text:span><text:span text:style-name="T12">nextInt</text:span><text:span text:style-name="T8">()</text:span><text:span text:style-name="T10">,sc.</text:span><text:span text:style-name="T12">nextInt</text:span><text:span text:style-name="T8">())</text:span><text:span text:style-name="T6">;</text:span></text:p>
        <text:p text:style-name="P16"><text:span text:style-name="T15"><text:s text:c="4"/></text:span><text:a xlink:type="simple" xlink:href="http://www.google.com/search?hl=en&amp;q=allinurl%3Adocs.oracle.com+javase+docs+api+system" text:style-name="Internet_20_link" text:visited-style-name="Visited_20_Internet_20_Link"><text:span text:style-name="T19">System</text:span></text:a><text:span text:style-name="T13">.</text:span><text:span text:style-name="T20">out</text:span><text:span text:style-name="T13">.</text:span><text:span text:style-name="T20">println</text:span><text:span text:style-name="T18">(</text:span><text:span text:style-name="T13">VolumeCompute</text:span><text:span text:style-name="T18">(</text:span><text:span text:style-name="T13">r,h</text:span><text:span text:style-name="T18">))</text:span><text:span text:style-name="T21">;</text:span></text:p>
        <text:p text:style-name="P13"><text:s/><text:span text:style-name="T8">}</text:span></text:p>
        <text:p text:style-name="P12"> </text:p>
        <text:p text:style-name="P13"><text:s text:c="6"/><text:span text:style-name="T8">}</text:span></text:p>
        <text:p text:style-name="P15">}</text:p>
      </text:section>
      <text:section text:style-name="Sect1" text:name="view_status">
        <text:p text:style-name="P3"><text:span text:style-name="T24"/></text:p>
      </text:section>
      <text:section text:style-name="Sect1" text:name="view_stdin">
        <text:p text:style-name="P4"> <text:span text:style-name="T29">stdin</text:span></text:p>
        <text:p text:style-name="P8">2</text:p>
        <text:p text:style-name="P17">1 1 </text:p>
        <text:p text:style-name="P17">2 2</text:p>
      </text:section>
      <text:section text:style-name="Sect1" text:name="li_tHcXiG">
        <text:p text:style-name="P4"><text:bookmark text:name="stdout"/> <text:span text:style-name="T29">stdout</text:span></text:p>
        <text:p text:style-name="P8"><text:bookmark text:name="output-text"/>1.0466667</text:p>
        <text:p text:style-name="P17">8.373334</text:p>
      </text:section>
      <text:p text:style-name="P1"><text:span text:style-name="T30">2&gt;</text:span>Write a JAVA program to find the addition of two time data using class. Time data is of the form, hour, minutes and seconds. Take one data from user and another using constructor. For example given two time data 08:20:46 and 12:24:34, the resultant time will be 20:45:10. (Hint: Extent the distance program that we had seen in the lecture class.</text:p>
      <text:p text:style-name="P5"><text:bookmark text:name="code"/><text:bookmark text:name="source1"/><text:span text:style-name="T2">import</text:span> <text:span text:style-name="T4">java.util.*</text:span><text:span text:style-name="T5">;</text:span></text:p>
      <text:section text:style-name="Sect1" text:name="Section1">
        <text:p text:style-name="P11"><text:span text:style-name="T2">import</text:span> <text:span text:style-name="T4">java.lang.*</text:span><text:span text:style-name="T5">;</text:span></text:p>
        <text:p text:style-name="P11"><text:span text:style-name="T2">import</text:span> <text:span text:style-name="T4">java.io.*</text:span><text:span text:style-name="T5">;</text:span></text:p>
        <text:p text:style-name="P12"> </text:p>
        <text:p text:style-name="P14">/* Name of the class has to be "Main" only if the class is public. */</text:p>
        <text:p text:style-name="P11"><text:span text:style-name="T2">class</text:span> Ideone</text:p>
        <text:p text:style-name="P16"><text:span text:style-name="T18">{</text:span><text:span text:style-name="T16">static</text:span><text:span text:style-name="T13"> </text:span><text:a xlink:type="simple" xlink:href="http://www.google.com/search?hl=en&amp;q=allinurl%3Adocs.oracle.com+javase+docs+api+string" text:style-name="Internet_20_link" text:visited-style-name="Visited_20_Internet_20_Link"><text:span text:style-name="T19">String</text:span></text:a><text:span text:style-name="T13"> t2</text:span><text:span text:style-name="T21">;</text:span></text:p>
        <text:p text:style-name="P16"><text:span text:style-name="T15"><text:s text:c="5"/></text:span><text:span text:style-name="T13">Ideone</text:span><text:span text:style-name="T18">(</text:span><text:a xlink:type="simple" xlink:href="http://www.google.com/search?hl=en&amp;q=allinurl%3Adocs.oracle.com+javase+docs+api+string" text:style-name="Internet_20_link" text:visited-style-name="Visited_20_Internet_20_Link"><text:span text:style-name="T19">String</text:span></text:a><text:span text:style-name="T13"> t</text:span><text:span text:style-name="T18">)</text:span></text:p>
        <text:p text:style-name="P11"><text:span text:style-name="T7">{</text:span>t2<text:span text:style-name="T5">=</text:span>t<text:span text:style-name="T5">;</text:span></text:p>
        <text:p text:style-name="P12"> </text:p>
        <text:p text:style-name="P15">}</text:p>
        <text:p text:style-name="P16"><text:span text:style-name="T15"><text:s text:c="8"/></text:span><text:span text:style-name="T16">public</text:span><text:span text:style-name="T13"> </text:span><text:span text:style-name="T16">static</text:span><text:span text:style-name="T13"> </text:span><text:span text:style-name="T14">void</text:span><text:span text:style-name="T13"> main </text:span><text:span text:style-name="T18">(</text:span><text:a xlink:type="simple" xlink:href="http://www.google.com/search?hl=en&amp;q=allinurl%3Adocs.oracle.com+javase+docs+api+string" text:style-name="Internet_20_link" text:visited-style-name="Visited_20_Internet_20_Link"><text:span text:style-name="T19">String</text:span></text:a><text:span text:style-name="T18">[]</text:span><text:span text:style-name="T13"> args</text:span><text:span text:style-name="T18">)</text:span><text:span text:style-name="T13"> </text:span><text:span text:style-name="T16">throws</text:span><text:span text:style-name="T13"> java.</text:span><text:span text:style-name="T20">lang</text:span><text:span text:style-name="T13">.</text:span><text:a xlink:type="simple" xlink:href="http://www.google.com/search?hl=en&amp;q=allinurl%3Adocs.oracle.com+javase+docs+api+exception" text:style-name="Internet_20_link" text:visited-style-name="Visited_20_Internet_20_Link"><text:span text:style-name="T19">Exception</text:span></text:a></text:p>
        <text:p text:style-name="P13"><text:s text:c="6"/><text:span text:style-name="T8">{</text:span><text:span text:style-name="T9">int</text:span><text:span text:style-name="T10"> h1,h2,m1,m2,s1,s2,h</text:span><text:span text:style-name="T6">=</text:span><text:span text:style-name="T11">0</text:span><text:span text:style-name="T10">,m</text:span><text:span text:style-name="T6">=</text:span><text:span text:style-name="T11">0</text:span><text:span text:style-name="T10">,s</text:span><text:span text:style-name="T6">=</text:span><text:span text:style-name="T11">0</text:span><text:span text:style-name="T6">;</text:span></text:p>
        <text:p text:style-name="P16"><text:span text:style-name="T15"><text:s text:c="13"/></text:span><text:span text:style-name="T13">Scanner sc</text:span><text:span text:style-name="T21">=</text:span><text:span text:style-name="T16">new</text:span><text:span text:style-name="T13"> Scanner</text:span><text:span text:style-name="T18">(</text:span><text:a xlink:type="simple" xlink:href="http://www.google.com/search?hl=en&amp;q=allinurl%3Adocs.oracle.com+javase+docs+api+system" text:style-name="Internet_20_link" text:visited-style-name="Visited_20_Internet_20_Link"><text:span text:style-name="T19">System</text:span></text:a><text:span text:style-name="T13">.</text:span><text:span text:style-name="T20">in</text:span><text:span text:style-name="T18">)</text:span><text:span text:style-name="T21">;</text:span></text:p>
        <text:p text:style-name="P16"><text:soft-page-break/><text:span text:style-name="T15"><text:s text:c="14"/></text:span><text:a xlink:type="simple" xlink:href="http://www.google.com/search?hl=en&amp;q=allinurl%3Adocs.oracle.com+javase+docs+api+string" text:style-name="Internet_20_link" text:visited-style-name="Visited_20_Internet_20_Link"><text:span text:style-name="T19">String</text:span></text:a><text:span text:style-name="T13"> t1</text:span><text:span text:style-name="T21">=</text:span><text:span text:style-name="T13">sc.</text:span><text:span text:style-name="T20">nextLine</text:span><text:span text:style-name="T18">()</text:span><text:span text:style-name="T21">;</text:span></text:p>
        <text:p text:style-name="P13"><text:s text:c="16"/><text:span text:style-name="T10">Ideone obj</text:span><text:span text:style-name="T6">=</text:span><text:span text:style-name="T3">new</text:span><text:span text:style-name="T10"> Ideone</text:span><text:span text:style-name="T8">(</text:span><text:span text:style-name="T10">sc.</text:span><text:span text:style-name="T12">nextLine</text:span><text:span text:style-name="T8">())</text:span><text:span text:style-name="T6">;</text:span></text:p>
        <text:p text:style-name="P16"><text:span text:style-name="T15"><text:s text:c="11"/></text:span><text:span text:style-name="T13">h1</text:span><text:span text:style-name="T21">=</text:span><text:a xlink:type="simple" xlink:href="http://www.google.com/search?hl=en&amp;q=allinurl%3Adocs.oracle.com+javase+docs+api+integer" text:style-name="Internet_20_link" text:visited-style-name="Visited_20_Internet_20_Link"><text:span text:style-name="T19">Integer</text:span></text:a><text:span text:style-name="T13">.</text:span><text:span text:style-name="T20">parseInt</text:span><text:span text:style-name="T18">(</text:span><text:span text:style-name="T13">t1.</text:span><text:span text:style-name="T20">substring</text:span><text:span text:style-name="T18">(</text:span><text:span text:style-name="T27">0</text:span><text:span text:style-name="T13">,</text:span><text:span text:style-name="T27">2</text:span><text:span text:style-name="T18">))</text:span><text:span text:style-name="T21">;</text:span></text:p>
        <text:p text:style-name="P16"><text:span text:style-name="T15"><text:s text:c="9"/></text:span><text:span text:style-name="T13">m1</text:span><text:span text:style-name="T21">=</text:span><text:a xlink:type="simple" xlink:href="http://www.google.com/search?hl=en&amp;q=allinurl%3Adocs.oracle.com+javase+docs+api+integer" text:style-name="Internet_20_link" text:visited-style-name="Visited_20_Internet_20_Link"><text:span text:style-name="T19">Integer</text:span></text:a><text:span text:style-name="T13">.</text:span><text:span text:style-name="T20">parseInt</text:span><text:span text:style-name="T18">(</text:span><text:span text:style-name="T13">t1.</text:span><text:span text:style-name="T20">substring</text:span><text:span text:style-name="T18">(</text:span><text:span text:style-name="T27">3</text:span><text:span text:style-name="T13">,</text:span><text:span text:style-name="T27">5</text:span><text:span text:style-name="T18">))</text:span><text:span text:style-name="T21">;</text:span></text:p>
        <text:p text:style-name="P16"><text:span text:style-name="T15"><text:s text:c="9"/></text:span><text:span text:style-name="T13">s1</text:span><text:span text:style-name="T21">=</text:span><text:a xlink:type="simple" xlink:href="http://www.google.com/search?hl=en&amp;q=allinurl%3Adocs.oracle.com+javase+docs+api+integer" text:style-name="Internet_20_link" text:visited-style-name="Visited_20_Internet_20_Link"><text:span text:style-name="T19">Integer</text:span></text:a><text:span text:style-name="T13">.</text:span><text:span text:style-name="T20">parseInt</text:span><text:span text:style-name="T18">(</text:span><text:span text:style-name="T13">t1.</text:span><text:span text:style-name="T20">substring</text:span><text:span text:style-name="T18">(</text:span><text:span text:style-name="T27">6</text:span><text:span text:style-name="T18">))</text:span><text:span text:style-name="T21">;</text:span></text:p>
        <text:p text:style-name="P16"><text:span text:style-name="T15"><text:s text:c="11"/></text:span><text:span text:style-name="T13">h2</text:span><text:span text:style-name="T21">=</text:span><text:a xlink:type="simple" xlink:href="http://www.google.com/search?hl=en&amp;q=allinurl%3Adocs.oracle.com+javase+docs+api+integer" text:style-name="Internet_20_link" text:visited-style-name="Visited_20_Internet_20_Link"><text:span text:style-name="T19">Integer</text:span></text:a><text:span text:style-name="T13">.</text:span><text:span text:style-name="T20">parseInt</text:span><text:span text:style-name="T18">(</text:span><text:span text:style-name="T13">t2.</text:span><text:span text:style-name="T20">substring</text:span><text:span text:style-name="T18">(</text:span><text:span text:style-name="T27">0</text:span><text:span text:style-name="T13">,</text:span><text:span text:style-name="T27">2</text:span><text:span text:style-name="T18">))</text:span><text:span text:style-name="T21">;</text:span></text:p>
        <text:p text:style-name="P16"><text:span text:style-name="T15"><text:s text:c="9"/></text:span><text:span text:style-name="T13">m2</text:span><text:span text:style-name="T21">=</text:span><text:a xlink:type="simple" xlink:href="http://www.google.com/search?hl=en&amp;q=allinurl%3Adocs.oracle.com+javase+docs+api+integer" text:style-name="Internet_20_link" text:visited-style-name="Visited_20_Internet_20_Link"><text:span text:style-name="T19">Integer</text:span></text:a><text:span text:style-name="T13">.</text:span><text:span text:style-name="T20">parseInt</text:span><text:span text:style-name="T18">(</text:span><text:span text:style-name="T13">t2.</text:span><text:span text:style-name="T20">substring</text:span><text:span text:style-name="T18">(</text:span><text:span text:style-name="T27">3</text:span><text:span text:style-name="T13">,</text:span><text:span text:style-name="T27">5</text:span><text:span text:style-name="T18">))</text:span><text:span text:style-name="T21">;</text:span></text:p>
        <text:p text:style-name="P16"><text:span text:style-name="T15"><text:s text:c="9"/></text:span><text:span text:style-name="T13">s2</text:span><text:span text:style-name="T21">=</text:span><text:a xlink:type="simple" xlink:href="http://www.google.com/search?hl=en&amp;q=allinurl%3Adocs.oracle.com+javase+docs+api+integer" text:style-name="Internet_20_link" text:visited-style-name="Visited_20_Internet_20_Link"><text:span text:style-name="T19">Integer</text:span></text:a><text:span text:style-name="T13">.</text:span><text:span text:style-name="T20">parseInt</text:span><text:span text:style-name="T18">(</text:span><text:span text:style-name="T13">t2.</text:span><text:span text:style-name="T20">substring</text:span><text:span text:style-name="T18">(</text:span><text:span text:style-name="T27">6</text:span><text:span text:style-name="T18">))</text:span><text:span text:style-name="T21">;</text:span></text:p>
        <text:p text:style-name="P13"><text:s text:c="11"/><text:span text:style-name="T3">if</text:span><text:span text:style-name="T8">(</text:span><text:span text:style-name="T10">s1</text:span><text:span text:style-name="T6">+</text:span><text:span text:style-name="T10">s2</text:span><text:span text:style-name="T6">&gt;=</text:span><text:span text:style-name="T11">60</text:span><text:span text:style-name="T8">)</text:span></text:p>
        <text:p text:style-name="P13"><text:s text:c="11"/><text:span text:style-name="T8">{</text:span><text:span text:style-name="T10">s</text:span><text:span text:style-name="T6">=</text:span><text:span text:style-name="T10">s1</text:span><text:span text:style-name="T6">+</text:span><text:span text:style-name="T10">s2</text:span><text:span text:style-name="T6">-</text:span><text:span text:style-name="T11">60</text:span><text:span text:style-name="T6">;</text:span><text:span text:style-name="T10">m</text:span><text:span text:style-name="T6">++;</text:span><text:span text:style-name="T8">}</text:span></text:p>
        <text:p text:style-name="P13"><text:s text:c="15"/><text:span text:style-name="T3">else</text:span></text:p>
        <text:p text:style-name="P13"><text:s text:c="12"/><text:span text:style-name="T10">s</text:span><text:span text:style-name="T6">=</text:span><text:span text:style-name="T10">s1</text:span><text:span text:style-name="T6">+</text:span><text:span text:style-name="T10">s2</text:span><text:span text:style-name="T6">;</text:span></text:p>
        <text:p text:style-name="P12"> </text:p>
        <text:p text:style-name="P13"><text:s text:c="15"/><text:span text:style-name="T3">if</text:span><text:span text:style-name="T8">(</text:span><text:span text:style-name="T10">m1</text:span><text:span text:style-name="T6">+</text:span><text:span text:style-name="T10">m2</text:span><text:span text:style-name="T6">&gt;=</text:span><text:span text:style-name="T11">60</text:span><text:span text:style-name="T8">)</text:span></text:p>
        <text:p text:style-name="P13"><text:s text:c="11"/><text:span text:style-name="T8">{</text:span><text:span text:style-name="T10">m</text:span><text:span text:style-name="T6">=</text:span><text:span text:style-name="T10">m</text:span><text:span text:style-name="T6">+</text:span><text:span text:style-name="T10">m1</text:span><text:span text:style-name="T6">+</text:span><text:span text:style-name="T10">m2</text:span><text:span text:style-name="T6">-</text:span><text:span text:style-name="T11">60</text:span><text:span text:style-name="T6">;</text:span></text:p>
        <text:p text:style-name="P13"><text:s text:c="10"/><text:span text:style-name="T10">h</text:span><text:span text:style-name="T6">++;</text:span><text:span text:style-name="T8">}</text:span></text:p>
        <text:p text:style-name="P13"><text:s text:c="11"/><text:span text:style-name="T3">else</text:span></text:p>
        <text:p text:style-name="P13"><text:s text:c="12"/><text:span text:style-name="T10">m</text:span><text:span text:style-name="T6">=</text:span><text:span text:style-name="T10">m</text:span><text:span text:style-name="T6">+</text:span><text:span text:style-name="T10">m1</text:span><text:span text:style-name="T6">+</text:span><text:span text:style-name="T10">m2</text:span><text:span text:style-name="T6">;</text:span></text:p>
        <text:p text:style-name="P13"><text:s text:c="14"/><text:span text:style-name="T3">if</text:span><text:span text:style-name="T8">(</text:span><text:span text:style-name="T10">h1</text:span><text:span text:style-name="T6">+</text:span><text:span text:style-name="T10">h2 </text:span><text:span text:style-name="T6">&gt;=</text:span><text:span text:style-name="T11">24</text:span><text:span text:style-name="T8">)</text:span></text:p>
        <text:p text:style-name="P13"><text:s text:c="10"/><text:span text:style-name="T10">h</text:span><text:span text:style-name="T6">=</text:span><text:span text:style-name="T10">h</text:span><text:span text:style-name="T6">+</text:span><text:span text:style-name="T10">h1</text:span><text:span text:style-name="T6">+</text:span><text:span text:style-name="T10">h2</text:span><text:span text:style-name="T6">-</text:span><text:span text:style-name="T11">24</text:span><text:span text:style-name="T6">;</text:span></text:p>
        <text:p text:style-name="P13"><text:s text:c="11"/><text:span text:style-name="T3">else</text:span><text:span text:style-name="T10"> h</text:span><text:span text:style-name="T6">=</text:span><text:span text:style-name="T10">h</text:span><text:span text:style-name="T6">+</text:span><text:span text:style-name="T10">h1</text:span><text:span text:style-name="T6">+</text:span><text:span text:style-name="T10">h2</text:span><text:span text:style-name="T6">;</text:span></text:p>
        <text:p text:style-name="P12"> </text:p>
        <text:p text:style-name="P16"><text:span text:style-name="T15"><text:s text:c="16"/></text:span><text:a xlink:type="simple" xlink:href="http://www.google.com/search?hl=en&amp;q=allinurl%3Adocs.oracle.com+javase+docs+api+system" text:style-name="Internet_20_link" text:visited-style-name="Visited_20_Internet_20_Link"><text:span text:style-name="T19">System</text:span></text:a><text:span text:style-name="T13">.</text:span><text:span text:style-name="T20">out</text:span><text:span text:style-name="T13">.</text:span><text:span text:style-name="T20">println</text:span><text:span text:style-name="T18">(</text:span><text:span text:style-name="T13">h </text:span><text:span text:style-name="T21">+</text:span><text:span text:style-name="T13"> </text:span><text:span text:style-name="T28">":"</text:span><text:span text:style-name="T21">+</text:span><text:span text:style-name="T13">m</text:span><text:span text:style-name="T21">+</text:span><text:span text:style-name="T28">":"</text:span><text:span text:style-name="T21">+</text:span><text:span text:style-name="T13">s</text:span><text:span text:style-name="T18">)</text:span><text:span text:style-name="T21">;</text:span></text:p>
        <text:p text:style-name="P13"><text:s text:c="4"/><text:span text:style-name="T8">}</text:span></text:p>
        <text:p text:style-name="P15">}</text:p>
      </text:section>
      <text:section text:style-name="Sect1" text:name="Section2">
        <text:p text:style-name="P3"><text:span text:style-name="T24"/></text:p>
      </text:section>
      <text:section text:style-name="Sect1" text:name="Section3">
        <text:p text:style-name="P4"><text:bookmark text:name="view_stdin"/> <text:span text:style-name="T29">stdin</text:span></text:p>
        <text:p text:style-name="P9">08:24:46</text:p>
        <text:p text:style-name="P17">12:24:34</text:p>
      </text:section>
      <text:section text:style-name="Sect1" text:name="li_lGZpYe">
        <text:p text:style-name="P4"><text:bookmark text:name="stdout1"/> <text:span text:style-name="T29">stdout</text:span></text:p>
        <text:p text:style-name="P8"><text:bookmark text:name="output-text1"/>20:49:20</text:p>
        <text:p text:style-name="P10"/>
      </text:section>
      <text:p text:style-name="P2"><text:span text:style-name="T31">3&gt;</text:span>Write a class named Date whose data members are day, month and year. Include methods to perform the following tasks using JAVA Program: (a) To create the date (b) To modify the date (c) To display the date (display September 12, 2015 when input date is 12-09-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Monaco" svg:font-family="Monaco, Menlo, Consolas, 'Courier New',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3:29:10.156079324</meta:creation-date>
    <dc:date>2018-10-27T14:26:34.774972694</dc:date>
    <meta:editing-duration>PT57M27S</meta:editing-duration>
    <meta:editing-cycles>3</meta:editing-cycles>
    <meta:generator>LibreOffice/6.0.6.2$Linux_X86_64 LibreOffice_project/00m0$Build-2</meta:generator>
    <meta:document-statistic meta:table-count="0" meta:image-count="0" meta:object-count="0" meta:page-count="2" meta:paragraph-count="79" meta:word-count="306" meta:character-count="2543" meta:non-whitespace-character-count="1944"/>
  </office:meta>
</office:document-meta>
</file>